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5" style:family="paragraph" style:parent-style-name="Standard">
      <style:paragraph-properties fo:margin-left="0.25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6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7" style:family="paragraph" style:parent-style-name="Heading_20_2" style:master-page-name="Standard">
      <style:paragraph-properties fo:margin-top="0.25in" fo:margin-bottom="0.0555in" loext:contextual-spacing="false" fo:line-height="100%" fo:text-align="center" style:justify-single-word="false" fo:keep-together="auto" style:page-number="1" fo:keep-with-next="auto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02060" fo:font-weight="bold" style:font-weight-asian="bold"/>
    </style:style>
    <style:style style:name="T3" style:family="text">
      <style:text-properties fo:color="#002060" fo:font-size="11.5pt" fo:font-weight="bold" style:font-size-asian="11.5pt" style:font-weight-asian="bold" style:font-size-complex="11.5pt"/>
    </style:style>
    <style:style style:name="T4" style:family="text">
      <style:text-properties fo:color="#002060" fo:font-size="11.5pt" style:font-size-asian="11.5pt" style:font-size-complex="11.5pt"/>
    </style:style>
    <style:style style:name="T5" style:family="text">
      <style:text-properties fo:color="#002060" style:font-name="Times New Roman" fo:font-size="7pt" style:font-name-asian="Times New Roman1" style:font-size-asian="7pt" style:font-name-complex="Times New Roman1" style:font-size-complex="7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393939" fo:font-weight="bold" style:font-weight-asian="bold"/>
    </style:style>
    <style:style style:name="T8" style:family="text">
      <style:text-properties fo:color="#404040" fo:font-size="10.5pt" fo:font-style="italic" style:font-size-asian="10.5pt" style:font-style-asian="italic" style:font-size-complex="10.5pt"/>
    </style:style>
    <style:style style:name="T9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0" style:family="text">
      <style:text-properties fo:color="#001747" fo:font-size="11.5pt" fo:font-weight="bold" style:font-size-asian="11.5pt" style:font-weight-asian="bold" style:font-size-complex="11.5pt"/>
    </style:style>
    <style:style style:name="T11" style:family="text">
      <style:text-properties fo:font-size="11.5pt" fo:font-style="italic" style:font-size-asian="11.5pt" style:font-style-asian="italic" style:font-size-complex="11.5pt"/>
    </style:style>
    <style:style style:name="T12" style:family="text">
      <style:text-properties fo:font-size="11.5pt" style:font-size-asian="11.5pt" style:font-size-complex="11.5pt"/>
    </style:style>
    <style:style style:name="T13" style:family="text">
      <style:text-properties fo:font-weight="bold" style:font-weight-asian="bold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n8dpltxlqhtn"/><text:span text:style-name="T1">BENJAMIN LAMKIN</text:span></text:p>
      <text:p text:style-name="P3">171 Slaters Drive - Lebanon, TN 37087</text:p>
      <text:p text:style-name="P3">(615) 293-2508</text:p>
      <text:p text:style-name="P3"><text:span text:style-name="T2">BENJAMINDAVIDLAMKIN@GMAIL.COM</text:span></text:p>
      <text:p text:style-name="P1"><draw:rect text:anchor-type="as-char" style:rel-width="100%" draw:z-index="0" draw:style-name="gr1" draw:text-style-name="P8" svg:width="0.0012in" svg:height="0.0213in"><text:p/></draw:rect></text:p>
      <text:p text:style-name="P6"><text:bookmark text:name="_dpnt8mrwly65"/><text:span text:style-name="T6"><text:s/>PROFESSIONAL EXPERIENCE</text:span></text:p>
      <text:p text:style-name="P4"><text:span text:style-name="T3"><text:s/>VIRTUAL TRIAGE ADJUSTER,</text:span><text:span text:style-name="T7"> Allstate Insurance Company</text:span></text:p>
      <text:p text:style-name="P4"><text:span text:style-name="T8">February 2019 - Present</text:span></text:p>
      <text:p text:style-name="P5">●<text:span text:style-name="T9"> <text:s text:c="7"/></text:span>Write accurate estimates and supplements based on photos.</text:p>
      <text:p text:style-name="P5">●<text:span text:style-name="T9"> <text:s text:c="7"/></text:span>Review, reconcile, and negotiate with repair facilities via live-streaming technology; Perform recycled and accessory parts searches.</text:p>
      <text:p text:style-name="P5">●<text:span text:style-name="T9"> <text:s text:c="7"/></text:span>Condition vehicles and prepare reports for customers to settle total loss claims, determine salvage value, and determine and settle total loss vehicles.</text:p>
      <text:p text:style-name="P2"><text:span text:style-name="T3"><text:s/>INSIDE AUTO TECHNICAL ADJUSTER, </text:span><text:span text:style-name="T7">Allstate Insurance Company, Nashville, TN</text:span> <text:s text:c="10"/></text:p>
      <text:p text:style-name="P2"><text:span text:style-name="T8">April 2018 - February 2019 <text:s text:c="7"/><text:tab/></text:span></text:p>
      <text:p text:style-name="P5">●<text:span text:style-name="T9"> <text:s text:c="7"/></text:span>Utilize company guidelines to write quick photo claims, initial estimates, and supplements; Exceed personal and company productivity goals, while maintaining quality and accuracy.</text:p>
      <text:p text:style-name="P5">●<text:span text:style-name="T9"> <text:s text:c="7"/></text:span>Conduct thorough investigations and keep accurate and relevant documentation of file activity on each claim assigned, including coverage, liability, status, and damages that are applicable for each claim.</text:p>
      <text:p text:style-name="P5">●<text:span text:style-name="T9"> <text:s text:c="7"/></text:span>Analyze case facts and related claim information to determine accurate and appropriate compensations while identifying any potential fraud for each property and auto claim.●<text:span text:style-name="T9"> <text:s text:c="7"/></text:span>Responsible for interpreting, understanding, and applying multiple policies/products and multi-jurisdictional claim handling requirements; Maintain compliance with the laws and regulations of over 22 states as they relate to collision repair and parts usage.</text:p>
      <text:p text:style-name="P6"><text:bookmark text:name="_1ds08qscapp5"/><text:span text:style-name="T1">EDUCATION</text:span></text:p>
      <text:p text:style-name="P2"><text:span text:style-name="T10"><text:s/>Vanderbilt University</text:span></text:p>
      <text:p text:style-name="P2"><text:span text:style-name="T11">May 2020</text:span></text:p>
      <text:p text:style-name="P2"><text:span text:style-name="T13">Data Analytics Boot Camp</text:span></text:p>
      <text:p text:style-name="P2"><text:span text:style-name="T4">·</text:span><text:span text:style-name="T5"> <text:s text:c="8"/></text:span><text:span text:style-name="T12">Utilized SQL to analyze weather temperatures across the US.</text:span></text:p>
      <text:p text:style-name="P2"><text:span text:style-name="T4">·</text:span><text:span text:style-name="T5"> <text:s text:c="8"/></text:span><text:span text:style-name="T12">Wrote a Python program in Pandas to calculate average price, quantity, and gross <text:s text:c="7"/>revenue.</text:span></text:p>
      <text:p text:style-name="P2"><text:span text:style-name="T4">·</text:span><text:span text:style-name="T5"> <text:s text:c="8"/></text:span><text:span text:style-name="T12">Manipulated national healthcare data to evaluate health trends by geographical location.</text:span></text:p>
      <text:p text:style-name="P2"><text:span text:style-name="T4">·</text:span><text:span text:style-name="T5"> <text:s text:c="8"/></text:span><text:span text:style-name="T12">Analyzed city ride share data in Python and displayed in Matplotlib.</text:span><text:span text:style-name="T3"> </text:span></text:p>
      <text:p text:style-name="P2"><text:span text:style-name="T3">DePaul University</text:span></text:p>
      <text:p text:style-name="P2"><text:soft-page-break/><text:span text:style-name="T14">December 2013</text:span></text:p>
      <text:p text:style-name="P2">Bachelor of Arts</text:p>
      <text:p text:style-name="P2"><text:span text:style-name="T14">Focus in Financial and Economic Studies</text:span></text:p>
      <text:p text:style-name="P2"><text:span text:style-name="T15">Completed a comprehensive study of the housing crisis as it related to the Great Depression and unemployment. </text:span></text:p>
      <text:p text:style-name="P2"><text:span text:style-name="T15">June 2020</text:span></text:p>
      <text:p text:style-name="P2"><text:span text:style-name="T15">Continuing education through online resources</text:span></text:p>
      <text:p text:style-name="P2"><text:span text:style-name="T16"><text:s/></text:span></text:p>
      <text:p text:style-name="P2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293" meta:character-count="2198" meta:non-whitespace-character-count="1819"/>
    <meta:generator>LibreOfficeDev/6.0.5.2$Linux_X86_64 LibreOffice_project/</meta:generator>
  </office:meta>
</office:document-meta>
</file>